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3.275cm" svg:height="13.092cm" svg:x="11.086cm" svg:y="0.685cm">
            <draw:object draw:notify-on-update-of-ranges="Tabelle1.A1:Tabelle1.A1 Tabelle1.A2:Tabelle1.A35 Tabelle1.B1:Tabelle1.B1 Tabelle1.B2:Tabelle1.B35 Tabelle1.C1:Tabelle1.C1 Tabelle1.C2:Tabelle1.C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ashers</text:p>
          </table:table-cell>
          <table:table-cell office:value-type="string" calcext:value-type="string">
            <text:p>Velostat</text:p>
          </table:table-cell>
          <table:table-cell office:value-type="string" calcext:value-type="string">
            <text:p>Iriju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10" calcext:value-type="float">
            <text:p>1910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0" calcext:value-type="float">
            <text:p>220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80" calcext:value-type="float">
            <text:p>238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0" calcext:value-type="float">
            <text:p>2550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60" calcext:value-type="float">
            <text:p>2660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40" calcext:value-type="float">
            <text:p>2740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00" calcext:value-type="float">
            <text:p>2800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50" calcext:value-type="float">
            <text:p>2850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20" calcext:value-type="float">
            <text:p>2920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60" calcext:value-type="float">
            <text:p>2960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50" calcext:value-type="float">
            <text:p>305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90" calcext:value-type="float">
            <text:p>309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30" calcext:value-type="float">
            <text:p>3130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70" calcext:value-type="float">
            <text:p>3170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00" calcext:value-type="float">
            <text:p>3200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50" calcext:value-type="float">
            <text:p>3250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10" calcext:value-type="float">
            <text:p>331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40" calcext:value-type="float">
            <text:p>3340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70" calcext:value-type="float">
            <text:p>3370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90" calcext:value-type="float">
            <text:p>3390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10" calcext:value-type="float">
            <text:p>3410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20" calcext:value-type="float">
            <text:p>3420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30" calcext:value-type="float">
            <text:p>3430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40" calcext:value-type="float">
            <text:p>3440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50" calcext:value-type="float">
            <text:p>345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60" calcext:value-type="float">
            <text:p>3460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70" calcext:value-type="float">
            <text:p>3470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80" calcext:value-type="float">
            <text:p>3480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90" calcext:value-type="float">
            <text:p>3490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95" calcext:value-type="float">
            <text:p>349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10" calcext:value-type="float">
            <text:p>351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20" calcext:value-type="float">
            <text:p>3520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070" calcext:value-type="float">
            <text:p>4070</text:p>
          </table:table-cell>
          <table:table-cell office:value-type="float" office:value="3890" calcext:value-type="float">
            <text:p>38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Harwerth</meta:initial-creator>
    <meta:creation-date>2024-09-18T08:44:06.645558059</meta:creation-date>
    <dc:date>2024-09-18T11:39:20.482622270</dc:date>
    <dc:creator>Michael Harwerth</dc:creator>
    <meta:editing-duration>PT11M20S</meta:editing-duration>
    <meta:editing-cycles>2</meta:editing-cycles>
    <meta:generator>LibreOffice/24.2.5.2$Linux_X86_64 LibreOffice_project/420$Build-2</meta:generator>
    <meta:document-statistic meta:table-count="1" meta:cell-count="10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276cm" svg:height="13.093cm" xlink:href=".." xlink:type="simple" chart:class="chart:bar" chart:style-name="ch1">
        <chart:legend chart:legend-position="end" svg:x="21.304cm" svg:y="5.998cm" style:legend-expansion="high" chart:style-name="ch2"/>
        <chart:plot-area chart:style-name="ch3" table:cell-range-address="Tabelle1.A1:Tabelle1.C35" chart:data-source-has-labels="both" svg:x="0.465cm" svg:y="0.261cm" svg:width="20.374cm" svg:height="12.571cm">
          <chart:coordinate-region svg:x="1.457cm" svg:y="0.461cm" svg:width="19.382cm" svg:height="11.724cm"/>
          <chart:axis chart:dimension="x" chart:name="primary-x" chart:style-name="ch4" chartooo:axis-type="auto">
            <chartooo:date-scale/>
            <chart:categories table:cell-range-address="Tabelle1.A2:Tabelle1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2:Tabelle1.B35" chart:label-cell-address="Tabelle1.B1:Tabelle1.B1" chart:class="chart:bar">
            <chart:data-point chart:repeated="34"/>
          </chart:series>
          <chart:series chart:style-name="ch8" chart:values-cell-range-address="Tabelle1.C2:Tabelle1.C35" chart:label-cell-address="Tabelle1.C1:Tabelle1.C1" chart:class="chart:bar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stat</text:p>
                <draw:g>
                  <svg:desc>Tabelle1.B1:Tabelle1.B1</svg:desc>
                </draw:g>
              </table:table-cell>
              <table:table-cell office:value-type="string">
                <text:p>Irijule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abelle1.A2:Tabelle1.A35</svg:desc>
                </draw:g>
              </table:table-cell>
              <table:table-cell office:value-type="float" office:value="1700">
                <text:p>1700</text:p>
                <draw:g>
                  <svg:desc>Tabelle1.B2:Tabelle1.B35</svg:desc>
                </draw:g>
              </table:table-cell>
              <table:table-cell office:value-type="float" office:value="1340">
                <text:p>1340</text:p>
                <draw:g>
                  <svg:desc>Tabelle1.C2:Tabelle1.C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10">
                <text:p>1910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00">
                <text:p>220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80">
                <text:p>238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50">
                <text:p>2550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660">
                <text:p>266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740">
                <text:p>2740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00">
                <text:p>28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50">
                <text:p>285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20">
                <text:p>292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960">
                <text:p>296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050">
                <text:p>305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90">
                <text:p>309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130">
                <text:p>3130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70">
                <text:p>317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200">
                <text:p>3200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50">
                <text:p>3250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310">
                <text:p>331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40">
                <text:p>3340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370">
                <text:p>3370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390">
                <text:p>339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410">
                <text:p>3410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420">
                <text:p>342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430">
                <text:p>3430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440">
                <text:p>344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450">
                <text:p>345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460">
                <text:p>3460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470">
                <text:p>347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480">
                <text:p>3480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490">
                <text:p>3490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495">
                <text:p>3495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510">
                <text:p>351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520">
                <text:p>3520</text:p>
              </table:table-cell>
              <table:table-cell office:value-type="float" office:value="2510">
                <text:p>25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